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paragraph-properties fo:break-before="page"/>
      <style:text-properties fo:font-size="22pt" style:font-size-asian="22pt" style:font-size-complex="2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 самого начала хочу предупредить, что некоторым доклад <text:span text:style-name="T5">покажется слишком математическим</text:span>.</text:p>
      <text:p text:style-name="Standard">Так получается, что <text:span text:style-name="T5">последние 3 доклада</text:span> на малом семинаре получились связанными с тестированием аппаратной части компьютеров. В пору уже <text:span text:style-name="T3">переименовывать</text:span> семинар :) Такой интерес к этой проблематике говорит о ее важности для нашего отдела и свежести, в том смысле, что здесь еще находится <text:span text:style-name="T5">много интересных,</text:span> увлекательных и нетривиальных, но важных задач. Мне кажется, к таковой задаче относится и поставленная мне задача, о которой пойдет сейчас речь.</text:p>
      <text:p text:style-name="Standard"/>
      <text:p text:style-name="Standard"/>
      <text:p text:style-name="Standard">Сначала пару слов про то, как осуществляется тестирование м/пр-а. М/пр можно воспринимать, как <text:span text:style-name="T5">черный ящик. Ему подаются стимулы</text:span> (инструкции с аргументами) и принимаются реакции. Поскольку этот черный ящик обладает состоянием (регистры, кэш, TLB, память), при тестировании надо рассматривать целые последовательности стимулов. А далее всё идет так, как нам привычно в UniTESK (это не мои идеи — это разработка Саши Камкина): подается очередной стимул, обрабатываются готовые реакции и т.д. Ответ на вопрос, какие нужны последовательности стимулов, дал Саша Камкин. Представьте, что на конвейере обрабатывается поток инструкций, по сути <text:span text:style-name="T5">две соседние инструкции исполняются параллельно</text:span>. А если им нужен один и тот же регистр, вдруг они возьмут и изменят их так, что в результате регистр получит неверное значение? Значит, нужны такие последовательности инструкций, в которых будут зависимые соседи. </text:p>
      <text:p text:style-name="Standard"/>
      <text:p text:style-name="Standard">Автомат выбирает последовательность инструкций. Инструкциям нужны аргументы. Автомат выбирает и аргументы (с учетом интересных зависимостей). В зависимости от своих аргументов инструкция может вести себя по-разному — как должна себя вести каждая конкретная инструкция, тоже выберет а<text:span text:style-name="T3">втомат. </text:span><text:span text:style-name="T4">От начальных значений регистров зависит,</text:span><text:span text:style-name="T3"> произойдет ли в первой инструкции переполнение, во второй... Но подбор этих значений — настолько </text:span><text:span text:style-name="T4">утомительное и </text:span><text:span text:style-name="T2">рутинное</text:span><text:span text:style-name="T3"> занятие! </text:span></text:p>
      <text:p text:style-name="Standard"><text:span text:style-name="T3"/></text:p>
      <text:p text:style-name="Standard">Те, кто пишут тестовые сценарии в <text:span text:style-name="T1">UniTESK, </text:span><text:span text:style-name="T3">поймут это особенно остро: не всегда бывает легко </text:span><text:span text:style-name="T4">подобрать параметры вызова модельных методов</text:span><text:span text:style-name="T3">, чтобы достичь нужного покрытия.</text:span></text:p>
      <text:p text:style-name="Standard"/>
      <text:p text:style-name="Standard">Казалось бы, что тут сложного — складывай большое число с большим и наверняка получишь переполнение. А <text:span text:style-name="T5">если таких «требований» становится очень много</text:span> на одно и то же число ? Тогда рутинное занятие превращается в настоящую головоломку... В математике в таком случае составляют систему уравнений или неравенств. Чем мы хуже? Тем более, что это достаточно очевидно. Сложение? Значит, «x = y + z». Деление на ноль? Значит, «y = 0». Непонятно, как такие математические понятия могут быть использованы в программировании? А для таких случаев специально придумали <text:span text:style-name="T5">технику constraint'</text:span>ов. Ограничение — это одна зависимость. Вы пишете набор ограничений, зависимостей, а solver выдает вам набор значений переменных, при которых все ограничения выполнены. Ну и что тут сложного, спросите вы? </text:p>
      <text:p text:style-name="Standard">Вспомним, что <text:span text:style-name="T5">есть еще кэш-память</text:span>. Обращение в <text:span text:style-name="T3">основную </text:span>память идет через кэш. Если запрашиваемые данные в кэше есть, обращение в память не делается, а вовне идет информация, что произошло кэш-попадание. Если запрашиваемых данных в кэше нет, то делается обращение в память, данные помещаются в кэш, какие-то данные из кэша вытесняются (помните LRU?). Вовне идет информация, что произошел кэш-промах. Значит, для инструкций работы с памятью возможны кэш-попадание или кэш-промах. Как это отражается на нашей задаче? Нужно построить не только начальные значения регистров, но и начальные значения кэш-памяти! Ведь не при любом содержимом кэша будут происходить кэш-попадания и кэш-промахи.</text:p>
      <text:p text:style-name="Standard"><text:soft-page-break/>Снова попытаемся составить систему ограничений, но уже с учетом кэша. Что сложного — составим ограничения, запустим solver, он нам посчитает содержимое кэш-памяти. Кэш-память — массив данных: по адресу получаем хранящееся данное для этого адреса. Кэш-попадание по адресу — это значит LOAD x, y --&gt; cache[y] == x, cache' := вначало(cache,y). </text:p>
      <text:p text:style-name="Standard">Кэш-промах — notincache(cache,y), cache[y] := x, <text:s/>cache' := removelast(cache). В результате приходится разрешать <text:span text:style-name="T5">ограничения с массивами</text:span>, да еще и обращения к элементам идут по неизвестным индексам. Это всё равно, что генерировать начальные значения массивов в программах.</text:p>
      <text:p text:style-name="Standard">Знакомые со сложностью алгоритмов сразу скажут — этот путь безвыходный... Но без кэш-памяти никак — ее тоже надо тестировать... По сути перед нами <text:span text:style-name="T5">интересная головоломка</text:span>: <text:span text:style-name="T5">какую систему надо написать</text:span>, чтобы с одной стороны решить задачу, т.е. построить начальное содержимое кэша, а с другой стороны чтобы это решение работало и давало ответ!.. Можно ли вообще <text:span text:style-name="T5">избавиться от массивов? </text:span>Массив — это данные + их порядок. Почему бы не оставить только данные, а порядок записать иным образом? Лишив массив порядка, мы получим <text:span text:style-name="T5">множества</text:span>. Через них тесла и записывать то, что происходит с кэшем!</text:p>
      <text:p text:style-name="Standard"/>
      <text:p text:style-name="P2">доклад покажется слишком математическим</text:p>
      <text:p text:style-name="P1"/>
      <text:p text:style-name="P1">последние 3 доклада -&gt; много интересных</text:p>
      <text:p text:style-name="P1"/>
      <text:p text:style-name="P1">черный ящик, ему подаются стимулы</text:p>
      <text:p text:style-name="P1"/>
      <text:p text:style-name="P1">две соседние инструкции параллельно</text:p>
      <text:p text:style-name="P1"/>
      <text:p text:style-name="P1">от начальных значений регистров зависит</text:p>
      <text:p text:style-name="P1"/>
      <text:p text:style-name="P1">утомительное и рутинное занятие</text:p>
      <text:p text:style-name="P1"/>
      <text:p text:style-name="P1">подобрать параметры вызова модельных методов</text:p>
      <text:p text:style-name="P1"/>
      <text:p text:style-name="P1">если "требований" становится слишком много</text:p>
      <text:p text:style-name="P1"/>
      <text:p text:style-name="P1">техника constraint'ов</text:p>
      <text:p text:style-name="P1"/>
      <text:p text:style-name="P1">есть еще кэш-память</text:p>
      <text:p text:style-name="P1"/>
      <text:p text:style-name="P1">ограничения с массивами</text:p>
      <text:p text:style-name="P1"/>
      <text:p text:style-name="P1">какую систему написать, чтобы она решалась?</text:p>
      <text:p text:style-name="P1"/>
      <text:p text:style-name="P1">множества!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2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78" style:display-name="WW-?????????12345678" style:family="paragraph" style:parent-style-name="_3f__3f__3f__3f__3f__3f__3f_">
      <style:paragraph-properties fo:margin-top="0.42cm" fo:margin-bottom="0.21cm"/>
    </style:style>
    <style:style style:name="WW-_3f__3f__3f__3f__3f__3f__3f__3f__3f__20_112345678" style:display-name="WW-????????? 112345678" style:family="paragraph" style:parent-style-name="_3f__3f__3f__3f__3f__3f__3f_">
      <style:paragraph-properties fo:margin-top="0.42cm" fo:margin-bottom="0.21cm"/>
    </style:style>
    <style:style style:name="WW-_3f__3f__3f__3f__3f__3f__3f__3f__3f__20_212345678" style:display-name="WW-????????? 212345678" style:family="paragraph" style:parent-style-name="_3f__3f__3f__3f__3f__3f__3f_">
      <style:paragraph-properties fo:margin-top="0.42cm" fo:margin-bottom="0.21cm"/>
    </style:style>
    <style:style style:name="WW-_3f__3f__3f__3f__3f__3f__3f__3f__3f_123456789" style:display-name="WW-?????????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" style:display-name="WW-????????? 1123456789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89" style:display-name="WW-????????? 2123456789" style:family="paragraph" style:parent-style-name="WW-_3f__3f__3f__3f__3f__3f__3f__3f__3f__20_1123456789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78910" style:display-name="WW-?????????12345678910" style:family="paragraph" style:parent-style-name="_3f__3f__3f__3f__3f__3f__3f_">
      <style:paragraph-properties fo:margin-top="0.42cm" fo:margin-bottom="0.21cm"/>
    </style:style>
    <style:style style:name="WW-_3f__3f__3f__3f__3f__3f__3f__3f__3f__20_112345678910" style:display-name="WW-????????? 112345678910" style:family="paragraph" style:parent-style-name="_3f__3f__3f__3f__3f__3f__3f_">
      <style:paragraph-properties fo:margin-top="0.42cm" fo:margin-bottom="0.21cm"/>
    </style:style>
    <style:style style:name="WW-_3f__3f__3f__3f__3f__3f__3f__3f__3f__20_212345678910" style:display-name="WW-????????? 212345678910" style:family="paragraph" style:parent-style-name="_3f__3f__3f__3f__3f__3f__3f_">
      <style:paragraph-properties fo:margin-top="0.42cm" fo:margin-bottom="0.21cm"/>
    </style:style>
    <style:style style:name="WW-_3f__3f__3f__3f__3f__3f__3f__3f__3f_1234567891011" style:display-name="WW-?????????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 style:parent-style-name="WW-_3f__3f__3f__3f__3f__3f__3f__3f__3f__20_11234567891011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top="0cm" fo:margin-bottom="0.4cm"/>
      <style:text-properties fo:font-size="28pt" style:font-size-asian="28pt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Евгений Корныхин</meta:initial-creator>
    <meta:creation-date>2009-03-09T12:38:19.75</meta:creation-date>
    <dc:date>2009-03-09T16:17:59.51</dc:date>
    <dc:creator>Евгений Корныхин</dc:creator>
    <meta:editing-duration>PT02H59M51S</meta:editing-duration>
    <meta:editing-cycles>22</meta:editing-cycles>
    <meta:generator>OpenOffice.org/3.0$Win32 OpenOffice.org_project/300m9$Build-9358</meta:generator>
    <meta:document-statistic meta:table-count="0" meta:image-count="0" meta:object-count="0" meta:page-count="3" meta:paragraph-count="23" meta:word-count="729" meta:character-count="5154"/>
    <meta:user-defined meta:name="Поле 1"/>
    <meta:user-defined meta:name="Поле 2"/>
    <meta:user-defined meta:name="Поле 3"/>
    <meta:user-defined meta:name="Поле 4"/>
  </office:meta>
</office:document-meta>
</file>